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Vc-big-buf</text:p>
          </table:table-cell>
          <table:table-cell office:value-type="string" calcext:value-type="string">
            <text:p>ejectors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81376" calcext:value-type="float">
            <text:p>4.81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8049" calcext:value-type="float">
            <text:p>4.480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8027" calcext:value-type="float">
            <text:p>4.080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4011" calcext:value-type="float">
            <text:p>4.940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67008" calcext:value-type="float">
            <text:p>4.6700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35713" calcext:value-type="float">
            <text:p>4.357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.95691" calcext:value-type="float">
            <text:p>3.956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82363" calcext:value-type="float">
            <text:p>4.823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6572" calcext:value-type="float">
            <text:p>4.6657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35319" calcext:value-type="float">
            <text:p>4.353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95287" calcext:value-type="float">
            <text:p>3.9528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81988" calcext:value-type="float">
            <text:p>4.81988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77507" calcext:value-type="float">
            <text:p>5.7750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02437" calcext:value-type="float">
            <text:p>5.024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42833" calcext:value-type="float">
            <text:p>4.428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9313" calcext:value-type="float">
            <text:p>5.093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52172" calcext:value-type="float">
            <text:p>5.5217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83729" calcext:value-type="float">
            <text:p>4.8372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4.93076" calcext:value-type="float">
            <text:p>4.930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5097" calcext:value-type="float">
            <text:p>5.509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.82932" calcext:value-type="float">
            <text:p>4.829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23454" calcext:value-type="float">
            <text:p>4.234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4.92366" calcext:value-type="float">
            <text:p>4.92366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91448" calcext:value-type="float">
            <text:p>6.914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.41789" calcext:value-type="float">
            <text:p>5.4178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62891" calcext:value-type="float">
            <text:p>4.628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2" calcext:value-type="float">
            <text:p>0.240032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317" calcext:value-type="float">
            <text:p>5.03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89207" calcext:value-type="float">
            <text:p>6.892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.40635" calcext:value-type="float">
            <text:p>5.406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1705" calcext:value-type="float">
            <text:p>4.617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5" calcext:value-type="float">
            <text:p>0.43155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7" calcext:value-type="float">
            <text:p>0.434527</text:p>
          </table:table-cell>
          <table:table-cell table:number-columns-repeated="2" office:value-type="float" office:value="1.7979" calcext:value-type="float">
            <text:p>1.7979</text:p>
          </table:table-cell>
          <table:table-cell office:value-type="float" office:value="5.02291" calcext:value-type="float">
            <text:p>5.02291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.1196" calcext:value-type="float">
            <text:p>11.119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6.56491" calcext:value-type="float">
            <text:p>6.5649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8138" calcext:value-type="float">
            <text:p>5.581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74187" calcext:value-type="float">
            <text:p>0.474187</text:p>
          </table:table-cell>
          <table:table-cell office:value-type="float" office:value="0.483053" calcext:value-type="float">
            <text:p>0.48305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8" calcext:value-type="float">
            <text:p>1.99738</text:p>
          </table:table-cell>
          <table:table-cell office:value-type="float" office:value="5.40625" calcext:value-type="float">
            <text:p>5.406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.67885" calcext:value-type="float">
            <text:p>9.67885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.14257" calcext:value-type="float">
            <text:p>6.1425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.16249" calcext:value-type="float">
            <text:p>5.1624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57" calcext:value-type="float">
            <text:p>0.23825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1" calcext:value-type="float">
            <text:p>0.479431</text:p>
          </table:table-cell>
          <table:table-cell office:value-type="float" office:value="0.47419" calcext:value-type="float">
            <text:p>0.47419</text:p>
          </table:table-cell>
          <table:table-cell office:value-type="float" office:value="0.483033" calcext:value-type="float">
            <text:p>0.48303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9" calcext:value-type="float">
            <text:p>1.99739</text:p>
          </table:table-cell>
          <table:table-cell office:value-type="float" office:value="5.13271" calcext:value-type="float">
            <text:p>5.132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.5901" calcext:value-type="float">
            <text:p>9.5901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6.11818" calcext:value-type="float">
            <text:p>6.118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.13728" calcext:value-type="float">
            <text:p>5.1372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" calcext:value-type="float">
            <text:p>0.23826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1" calcext:value-type="float">
            <text:p>0.479431</text:p>
          </table:table-cell>
          <table:table-cell office:value-type="float" office:value="0.47419" calcext:value-type="float">
            <text:p>0.47419</text:p>
          </table:table-cell>
          <table:table-cell office:value-type="float" office:value="0.483053" calcext:value-type="float">
            <text:p>0.48305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9" calcext:value-type="float">
            <text:p>1.99739</text:p>
          </table:table-cell>
          <table:table-cell office:value-type="float" office:value="5.11771" calcext:value-type="float">
            <text:p>5.11771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.4289" calcext:value-type="float">
            <text:p>24.428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.74107" calcext:value-type="float">
            <text:p>7.7410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2" calcext:value-type="float">
            <text:p>0.239922</text:p>
          </table:table-cell>
          <table:table-cell office:value-type="float" office:value="0.238305" calcext:value-type="float">
            <text:p>0.238305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27" calcext:value-type="float">
            <text:p>0.527127</text:p>
          </table:table-cell>
          <table:table-cell office:value-type="float" office:value="0.522848" calcext:value-type="float">
            <text:p>0.522848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5.55998" calcext:value-type="float">
            <text:p>5.5599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.9233" calcext:value-type="float">
            <text:p>16.9233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7.07067" calcext:value-type="float">
            <text:p>7.0706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90026" calcext:value-type="float">
            <text:p>5.9002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3" calcext:value-type="float">
            <text:p>0.239923</text:p>
          </table:table-cell>
          <table:table-cell office:value-type="float" office:value="0.238313" calcext:value-type="float">
            <text:p>0.238313</text:p>
          </table:table-cell>
          <table:table-cell office:value-type="float" office:value="0.241503" calcext:value-type="float">
            <text:p>0.241503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28" calcext:value-type="float">
            <text:p>0.527128</text:p>
          </table:table-cell>
          <table:table-cell office:value-type="float" office:value="0.522845" calcext:value-type="float">
            <text:p>0.522845</text:p>
          </table:table-cell>
          <table:table-cell office:value-type="float" office:value="0.530705" calcext:value-type="float">
            <text:p>0.530705</text:p>
          </table:table-cell>
          <table:table-cell table:number-columns-repeated="2" office:value-type="float" office:value="2.19707" calcext:value-type="float">
            <text:p>2.19707</text:p>
          </table:table-cell>
          <table:table-cell office:value-type="float" office:value="5.22384" calcext:value-type="float">
            <text:p>5.223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.7241" calcext:value-type="float">
            <text:p>16.724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.02724" calcext:value-type="float">
            <text:p>7.027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.85165" calcext:value-type="float">
            <text:p>5.8516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5" calcext:value-type="float">
            <text:p>0.239925</text:p>
          </table:table-cell>
          <table:table-cell office:value-type="float" office:value="0.238313" calcext:value-type="float">
            <text:p>0.238313</text:p>
          </table:table-cell>
          <table:table-cell office:value-type="float" office:value="0.241503" calcext:value-type="float">
            <text:p>0.241503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33" calcext:value-type="float">
            <text:p>0.527133</text:p>
          </table:table-cell>
          <table:table-cell office:value-type="float" office:value="0.522857" calcext:value-type="float">
            <text:p>0.522857</text:p>
          </table:table-cell>
          <table:table-cell office:value-type="float" office:value="0.530702" calcext:value-type="float">
            <text:p>0.530702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5.20429" calcext:value-type="float">
            <text:p>5.20429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4T22:09:05.184419396</dc:date>
    <meta:editing-duration>PT5H59M4S</meta:editing-duration>
    <meta:editing-cycles>20</meta:editing-cycles>
    <meta:generator>LibreOffice/7.3.7.2$Linux_AARCH64 LibreOffice_project/30$Build-2</meta:generator>
    <meta:document-statistic meta:table-count="1" meta:cell-count="427" meta:object-count="0"/>
  </office:meta>
</office:document-meta>
</file>